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00000" fo:letter-spacing="normal" fo:font-style="normal" fo:font-weight="normal" officeooo:paragraph-rsid="000043c9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043c9" officeooo:paragraph-rsid="000043c9" style:font-weight-asian="bold" style:font-weight-complex="bold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043c9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52dc2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90f81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ccadf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04fa9" officeooo:paragraph-rsid="000043c9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04fa9" officeooo:paragraph-rsid="0003619c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75a0d" officeooo:paragraph-rsid="00052dc2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75a0d" officeooo:paragraph-rsid="0005c9ae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61c78" officeooo:paragraph-rsid="000734dc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5c9ae" officeooo:paragraph-rsid="0005c9ae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734dc" officeooo:paragraph-rsid="000734dc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c8c4c" officeooo:paragraph-rsid="000c8c4c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a1d73" officeooo:paragraph-rsid="000c8c4c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a1d73" officeooo:paragraph-rsid="000c9c2f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c9c2f" officeooo:paragraph-rsid="000c9c2f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0c9c2f" officeooo:paragraph-rsid="000c9c2f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style:text-underline-style="none" fo:font-weight="normal" officeooo:rsid="000c9c2f" officeooo:paragraph-rsid="000c9c2f" style:font-weight-asian="normal" style:font-weight-complex="normal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style:text-underline-style="none" fo:font-weight="normal" officeooo:rsid="000ccadf" officeooo:paragraph-rsid="000ccadf" style:font-weight-asian="normal" style:font-weight-complex="normal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style:text-underline-style="none" fo:font-weight="normal" officeooo:rsid="000d5b58" officeooo:paragraph-rsid="000ccadf" style:font-weight-asian="normal" style:font-weight-complex="normal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style:text-underline-style="none" fo:font-weight="normal" officeooo:rsid="000dc91d" officeooo:paragraph-rsid="000dc91d" style:font-weight-asian="normal" style:font-weight-complex="normal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0043c9"/>
    </style:style>
    <style:style style:name="P24" style:family="paragraph" style:parent-style-name="Preformatted_20_Text">
      <style:paragraph-properties fo:orphans="2" fo:widows="2"/>
      <style:text-properties fo:font-variant="normal" fo:text-transform="none" fo:color="#000000" fo:letter-spacing="normal" officeooo:rsid="000c8c4c" officeooo:paragraph-rsid="000c8c4c"/>
    </style:style>
    <style:style style:name="P2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17548" officeooo:paragraph-rsid="0003619c"/>
    </style:style>
    <style:style style:name="P2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17548" officeooo:paragraph-rsid="000ccadf"/>
    </style:style>
    <style:style style:name="P27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3619c" officeooo:paragraph-rsid="0003619c"/>
    </style:style>
    <style:style style:name="P28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3619c" officeooo:paragraph-rsid="000043c9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52dc2" officeooo:paragraph-rsid="000043c9"/>
    </style:style>
    <style:style style:name="P3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52dc2" officeooo:paragraph-rsid="00052dc2"/>
    </style:style>
    <style:style style:name="P3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5c9ae" officeooo:paragraph-rsid="000043c9"/>
    </style:style>
    <style:style style:name="P3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5c9ae" officeooo:paragraph-rsid="000734dc"/>
    </style:style>
    <style:style style:name="P3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734dc" officeooo:paragraph-rsid="000043c9"/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90f81" officeooo:paragraph-rsid="00090f81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9ab50" officeooo:paragraph-rsid="000043c9"/>
    </style:style>
    <style:style style:name="P3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c8c4c" officeooo:paragraph-rsid="000c8c4c"/>
    </style:style>
    <style:style style:name="P37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c9c2f" officeooo:paragraph-rsid="000c9c2f" style:font-weight-asian="bold" style:font-weight-complex="bold"/>
    </style:style>
    <style:style style:name="P38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style:text-underline-style="none" fo:font-weight="normal" officeooo:rsid="000d5b58" officeooo:paragraph-rsid="000ccadf" style:font-weight-asian="normal" style:font-weight-complex="normal"/>
    </style:style>
    <style:style style:name="P3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style:text-underline-style="none" fo:font-weight="normal" officeooo:rsid="000ccadf" officeooo:paragraph-rsid="000ccadf" style:font-weight-asian="normal" style:font-weight-complex="normal"/>
    </style:style>
    <style:style style:name="P4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style:text-underline-style="none" fo:font-weight="normal" officeooo:rsid="000ff3c2" officeooo:paragraph-rsid="000ff3c2" style:font-weight-asian="normal" style:font-weight-complex="normal"/>
    </style:style>
    <style:style style:name="P41" style:family="paragraph" style:parent-style-name="Standard">
      <style:paragraph-properties fo:orphans="2" fo:widows="2"/>
      <style:text-properties fo:font-variant="normal" fo:text-transform="none" fo:color="#000000" fo:letter-spacing="normal" fo:font-style="normal" fo:font-weight="normal" officeooo:rsid="000043c9" officeooo:paragraph-rsid="000043c9"/>
    </style:style>
    <style:style style:name="P42" style:family="paragraph" style:parent-style-name="Standard">
      <style:paragraph-properties fo:orphans="2" fo:widows="2"/>
      <style:text-properties fo:font-variant="normal" fo:text-transform="none" fo:color="#000000" fo:letter-spacing="normal" fo:font-style="normal" fo:font-weight="normal" officeooo:rsid="000a1d73" officeooo:paragraph-rsid="0005c9ae"/>
    </style:style>
    <style:style style:name="T1" style:family="text">
      <style:text-properties officeooo:rsid="000a1d73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09ab50"/>
    </style:style>
    <style:style style:name="T4" style:family="text">
      <style:text-properties fo:font-style="normal" fo:font-weight="normal" officeooo:rsid="00171f18"/>
    </style:style>
    <style:style style:name="T5" style:family="text">
      <style:text-properties fo:font-style="normal" fo:font-weight="normal" officeooo:rsid="001863ac"/>
    </style:style>
    <style:style style:name="T6" style:family="text">
      <style:text-properties fo:font-style="normal" fo:font-weight="normal" officeooo:rsid="0016b04c"/>
    </style:style>
    <style:style style:name="T7" style:family="text">
      <style:text-properties fo:font-style="normal" fo:font-weight="normal" officeooo:rsid="00090f81"/>
    </style:style>
    <style:style style:name="T8" style:family="text">
      <style:text-properties fo:font-style="normal" style:text-underline-style="solid" style:text-underline-type="double" style:text-underline-width="auto" style:text-underline-color="font-color" fo:font-weight="normal" officeooo:rsid="0009ab50"/>
    </style:style>
    <style:style style:name="T9" style:family="text">
      <style:text-properties officeooo:rsid="000043c9"/>
    </style:style>
    <style:style style:name="T10" style:family="text">
      <style:text-properties officeooo:rsid="00017548"/>
    </style:style>
    <style:style style:name="T11" style:family="text">
      <style:text-properties officeooo:rsid="0003619c"/>
    </style:style>
    <style:style style:name="T12" style:family="text">
      <style:text-properties officeooo:rsid="00052dc2"/>
    </style:style>
    <style:style style:name="T13" style:family="text">
      <style:text-properties officeooo:rsid="0005c9ae"/>
    </style:style>
    <style:style style:name="T14" style:family="text">
      <style:text-properties officeooo:rsid="000734dc"/>
    </style:style>
    <style:style style:name="T15" style:family="text">
      <style:text-properties officeooo:rsid="00090f81"/>
    </style:style>
    <style:style style:name="T16" style:family="text">
      <style:text-properties officeooo:rsid="000c8c4c"/>
    </style:style>
    <style:style style:name="T17" style:family="text">
      <style:text-properties officeooo:rsid="000c9c2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ccadf"/>
    </style:style>
    <style:style style:name="T20" style:family="text">
      <style:text-properties style:text-underline-style="none" officeooo:rsid="000ccadf" style:font-weight-asian="normal" style:font-weight-complex="normal"/>
    </style:style>
    <style:style style:name="T21" style:family="text">
      <style:text-properties officeooo:rsid="000ff3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ilanguage in BNF</text:p>
      <text:p text:style-name="P1"/>
      <text:p text:style-name="P41">&lt;program&gt; ::= &lt;stmtlist&gt;</text:p>
      <text:p text:style-name="P1"/>
      <text:p text:style-name="P25">&lt;stmtlist&gt; ::= &lt;stmt&gt; </text:p>
      <text:p text:style-name="P25"><text:tab/><text:tab/> | &lt;stmt&gt;&lt;stmtlist&gt;</text:p>
      <text:p text:style-name="P3"/>
      <text:p text:style-name="P3"/>
      <text:p text:style-name="P27">&lt;stmt&gt; ::= &lt;structdecl&gt;</text:p>
      <text:p text:style-name="P27"><text:tab/> <text:s text:c="2"/>| &lt;decl&gt; </text:p>
      <text:p text:style-name="P27"><text:tab/> <text:s text:c="2"/>| &lt;simplestmt&gt; </text:p>
      <text:p text:style-name="P27"><text:tab/> <text:s text:c="2"/>| &lt;structstmt&gt; </text:p>
      <text:p text:style-name="P3"><text:tab/></text:p>
      <text:p text:style-name="P28">&lt;structdecl&gt; ::= “STRUCT” &lt;identifier&gt; “{“ &lt;decllist&gt; “}”</text:p>
      <text:p text:style-name="P3"/>
      <text:p text:style-name="P8"><text:span text:style-name="T11">&lt;</text:span>decllist<text:span text:style-name="T11">&gt;</text:span> ::= <text:span text:style-name="T11">&lt;</text:span>decl<text:span text:style-name="T11">&gt; “</text:span>;” </text:p>
      <text:p text:style-name="P8"><text:tab/><text:tab/> <text:span text:style-name="T11">| &lt;</text:span>decl<text:span text:style-name="T11">&gt; “</text:span>;” <text:span text:style-name="T11">&lt;decllist&gt;</text:span></text:p>
      <text:p text:style-name="P7"/>
      <text:p text:style-name="P29">&lt;decl&gt; ::= &lt;type&gt; &lt;identifier&gt;</text:p>
      <text:p text:style-name="P3"/>
      <text:p text:style-name="P9"><text:span text:style-name="T12">&lt;</text:span>type<text:span text:style-name="T12">&gt;</text:span> ::= <text:span text:style-name="T12">&lt;</text:span>primarytype<text:span text:style-name="T12">&gt;</text:span> </text:p>
      <text:p text:style-name="P9"><text:tab/> <text:s text:c="2"/>| <text:span text:style-name="T12">&lt;</text:span>arraytype<text:span text:style-name="T12">&gt;</text:span></text:p>
      <text:p text:style-name="P3"/>
      <text:p text:style-name="P30">&lt;primarytype&gt; ::= “INT” </text:p>
      <text:p text:style-name="P30"><text:tab/><text:tab/> <text:s text:c="4"/>| “BOOL” </text:p>
      <text:p text:style-name="P30"><text:tab/><text:tab/> <text:s text:c="4"/>| “FLOAT”</text:p>
      <text:p text:style-name="P30"><text:s/></text:p>
      <text:p text:style-name="P29">&lt;arraytype&gt; ::= &lt;primarytype&gt; ”[“ &lt;nr&gt; “]”</text:p>
      <text:p text:style-name="P3"><text:tab/></text:p>
      <text:p text:style-name="P29">&lt;cmpstmt&gt; ::= “{“ &lt;stmtlist&gt; ”}”</text:p>
      <text:p text:style-name="P3"/>
      <text:p text:style-name="P30">&lt;simplestmt&gt; ::= &lt;assignment&gt; </text:p>
      <text:p text:style-name="P30"><text:tab/><text:tab/> <text:s text:c="2"/>| &lt;istmt&gt; </text:p>
      <text:p text:style-name="P30"><text:tab/><text:tab/> <text:s text:c="2"/>| &lt;ostmt&gt;</text:p>
      <text:p text:style-name="P4"/>
      <text:p text:style-name="P30">&lt;assignment&gt; ::= &lt;identifier&gt; “=” &lt;expression&gt;</text:p>
      <text:p text:style-name="P30"><text:s/></text:p>
      <text:p text:style-name="P12">&lt;expression&gt; ::= <text:span text:style-name="T1">&lt;term</text:span>&gt;<text:span text:style-name="T1"> </text:span></text:p>
      <text:p text:style-name="P12"><text:span text:style-name="T1"><text:tab/><text:tab/> <text:s text:c="2"/>| </text:span>&lt;<text:span text:style-name="T1">expression</text:span>&gt;<text:span text:style-name="T1"> </text:span>&lt;<text:span text:style-name="T1">operation</text:span>&gt; &lt;<text:span text:style-name="T1">expression</text:span>&gt;<text:span text:style-name="T1"> </text:span></text:p>
      <text:p text:style-name="P12"><text:span text:style-name="T1"><text:tab/><text:tab/> <text:s text:c="2"/>| “(” </text:span>&lt;<text:span text:style-name="T1">expression</text:span>&gt;<text:span text:style-name="T1"> </text:span>&lt;<text:span text:style-name="T1">operation</text:span>&gt;<text:span text:style-name="T1"> </text:span>&lt;<text:span text:style-name="T1">expression</text:span>&gt;<text:span text:style-name="T1"> “)”</text:span></text:p>
      <text:p text:style-name="P12"><text:tab/><text:tab/> <text:s text:c="2"/>| “!” &lt;expression&gt; </text:p>
      <text:p text:style-name="P42"><text:tab/><text:tab/> <text:s text:c="5"/></text:p>
      <text:p text:style-name="P12"><text:tab/><text:tab/></text:p>
      <text:p text:style-name="P10"><text:span text:style-name="T13">&lt;</text:span>operation<text:span text:style-name="T13">&gt;</text:span> ::= “+” | “-” | “*” | “/” | “%” | “^”</text:p>
      <text:p text:style-name="P10"><text:s/></text:p>
      <text:p text:style-name="P31">&lt;term&gt; ::= &lt;identifier&gt; | &lt;nr&gt; | &lt;constchar&gt;</text:p>
      <text:p text:style-name="P3"/>
      <text:p text:style-name="P32">&lt;ostmt&gt; ::= “out” &lt;oterms&gt;</text:p>
      <text:p text:style-name="P3"/>
      <text:p text:style-name="P13">&lt;oterms&gt; ::= &lt;oterm&gt; </text:p>
      <text:p text:style-name="P13"><text:tab/> <text:s text:c="4"/>| &lt;oterm&gt; &lt;oterms&gt; </text:p>
      <text:p text:style-name="P13"/>
      <text:p text:style-name="P33">&lt;oterm&gt; ::= “&lt;&lt;” &lt;term&gt;</text:p>
      <text:p text:style-name="P3"/>
      <text:p text:style-name="P33">&lt;istmt&gt; ::= “in” &lt;iterms&gt; </text:p>
      <text:p text:style-name="P3"/>
      <text:p text:style-name="P13">&lt;iterms&gt; ::= &lt;iterm&gt; </text:p>
      <text:p text:style-name="P13"><text:tab/> <text:s text:c="4"/>| &lt;iterm&gt; &lt;iterms&gt;</text:p>
      <text:p text:style-name="P33"><text:soft-page-break/>&lt;iterm&gt; ::= “&gt;&gt;” &lt;identifier&gt;</text:p>
      <text:p text:style-name="P3"/>
      <text:p text:style-name="P11"><text:span text:style-name="T14">&lt;</text:span>structstmt<text:span text:style-name="T14">&gt; ::</text:span>= <text:span text:style-name="T14">&lt;</text:span>ifstmt<text:span text:style-name="T14">&gt;</text:span></text:p>
      <text:p text:style-name="P11"><text:tab/><text:tab/> <text:s text:c="2"/>| <text:span text:style-name="T14">&lt;</text:span>whilestmt<text:span text:style-name="T14">&gt;</text:span></text:p>
      <text:p text:style-name="P11"><text:tab/><text:tab/> <text:s text:c="2"/>| <text:span text:style-name="T14">&lt;</text:span>forstmt<text:span text:style-name="T14">&gt;</text:span></text:p>
      <text:p text:style-name="P11"/>
      <text:p text:style-name="P33">&lt;ifstmt&gt; ::= “if” &lt;condition&gt; &lt;cmpstmt&gt; </text:p>
      <text:p text:style-name="P5"><text:tab/> <text:s text:c="4"/><text:span text:style-name="T15">| “if” &lt;condition&gt; &lt;cmpstmt&gt; “else” &lt;cmpstmt&gt; </text:span></text:p>
      <text:p text:style-name="P5"/>
      <text:p text:style-name="P34">&lt;condition&gt; ::= “(“ &lt;expression&gt; &lt;relation&gt; &lt;expression&gt; “)”</text:p>
      <text:p text:style-name="P5"/>
      <text:p text:style-name="P34">&lt;whilestmt&gt; ::= “while” &lt;condition&gt; &lt;compstmt&gt;</text:p>
      <text:p text:style-name="P34"><text:s/></text:p>
      <text:p text:style-name="P23"><text:span text:style-name="T7">&lt;</text:span><text:span text:style-name="T3">forstmt</text:span><text:span text:style-name="T7">&gt;</text:span><text:span text:style-name="T3"> ::= “for” “(“ </text:span><text:span text:style-name="T7">&lt;</text:span><text:span text:style-name="T8">assignment</text:span><text:span text:style-name="T7">&gt; “</text:span><text:span text:style-name="T3">;” </text:span><text:span text:style-name="T7">&lt;</text:span><text:span text:style-name="T3">condition</text:span><text:span text:style-name="T7">&gt; “</text:span><text:span text:style-name="T3">;” </text:span><text:span text:style-name="T7">&lt;</text:span><text:span text:style-name="T4">assignment</text:span><text:span text:style-name="T5">s</text:span><text:span text:style-name="T7">&gt;</text:span><text:span text:style-name="T6"> </text:span><text:span text:style-name="T3">“)” cmpstmt</text:span></text:p>
      <text:p text:style-name="P35"/>
      <text:p text:style-name="P14"/>
      <text:p text:style-name="P24"><text:span text:style-name="T3">&lt;</text:span><text:span text:style-name="T2">identifier&gt; ::= &lt;letter&gt;</text:span></text:p>
      <text:p text:style-name="P14"><text:tab/><text:tab/> <text:s text:c="2"/>| &lt;letter&gt; &lt;identifierchars&gt;</text:p>
      <text:p text:style-name="P17"/>
      <text:p text:style-name="P14">&lt;identifierchar<text:span text:style-name="T17">s</text:span>&gt; ::= &lt;identifierchar&gt;</text:p>
      <text:p text:style-name="P14"><text:tab/><text:tab/><text:tab/> | &lt;identifierchar&gt; &lt;identifierchars&gt;</text:p>
      <text:p text:style-name="P14"/>
      <text:p text:style-name="P14">&lt;identifierchar&gt; ::= &lt;letter&gt; </text:p>
      <text:p text:style-name="P14"><text:tab/><text:tab/><text:tab/> | &lt;digit&gt; </text:p>
      <text:p text:style-name="P14"><text:tab/><text:tab/><text:tab/> | “_”</text:p>
      <text:p text:style-name="P14"/>
      <text:p text:style-name="P15"><text:span text:style-name="T16">&lt;</text:span>letter<text:span text:style-name="T16">&gt;</text:span> ::= “a” | “b” | … | “z” | "A" | "B" |...| "Z"</text:p>
      <text:p text:style-name="P15"/>
      <text:p text:style-name="P15"><text:span text:style-name="T16">&lt;</text:span>digit<text:span text:style-name="T16">&gt;</text:span> ::= "0" | "1" |...| "9"</text:p>
      <text:p text:style-name="P15"/>
      <text:p text:style-name="P15"><text:span text:style-name="T16">&lt;relation&gt; ::</text:span>= "&lt;" | "&lt;=" | "==" | "!=" | "&gt;=" | "&gt;" | “&amp;&amp;” | “||” </text:p>
      <text:p text:style-name="P15"/>
      <text:p text:style-name="P15"><text:span text:style-name="T16">&lt;</text:span>constchar<text:span text:style-name="T16">&gt;</text:span> ::= “"” <text:span text:style-name="T16">&lt;</text:span>string<text:span text:style-name="T16">&gt; </text:span>”"”</text:p>
      <text:p text:style-name="P15"/>
      <text:p text:style-name="P15"><text:span text:style-name="T16">&lt;</text:span>string<text:span text:style-name="T16">&gt;</text:span> ::= <text:span text:style-name="T16">&lt;</text:span>char<text:span text:style-name="T16">&gt; </text:span></text:p>
      <text:p text:style-name="P15"><text:tab/> <text:s text:c="4"/><text:span text:style-name="T16">| &lt;char&gt; &lt;</text:span>string<text:span text:style-name="T16">&gt;</text:span></text:p>
      <text:p text:style-name="P15"/>
      <text:p text:style-name="P16"><text:span text:style-name="T16">&lt;</text:span>char<text:span text:style-name="T16">&gt;</text:span> ::= <text:span text:style-name="T17">&lt;</text:span>letter<text:span text:style-name="T17">&gt; </text:span></text:p>
      <text:p text:style-name="P16"><text:tab/> <text:s text:c="2"/>| <text:span text:style-name="T17">&lt;</text:span>digit<text:span text:style-name="T17">&gt;</text:span></text:p>
      <text:p text:style-name="P16"/>
      <text:p text:style-name="P16"/>
      <text:p text:style-name="P16"/>
      <text:p text:style-name="P18"><text:span text:style-name="T18">Minilanguage</text:span> <text:span text:style-name="T18">Grammar</text:span></text:p>
      <text:p text:style-name="P37"/>
      <text:p text:style-name="P19">G = (N, E, P, S)</text:p>
      <text:p text:style-name="P19"/>
      <text:p text:style-name="P19">N = {</text:p>
      <text:p text:style-name="P19"><text:tab/>PROGRAM, </text:p>
      <text:p text:style-name="P19"><text:tab/>STMTLIST, </text:p>
      <text:p text:style-name="P19"><text:tab/>STMT, </text:p>
      <text:p text:style-name="P19"><text:tab/>STRUCTDECL, </text:p>
      <text:p text:style-name="P19"><text:tab/>DECLLIST, </text:p>
      <text:p text:style-name="P19"><text:tab/>DECL, <text:tab/></text:p>
      <text:p text:style-name="P19"><text:tab/>TYPE, </text:p>
      <text:p text:style-name="P19"><text:tab/>PRIMARYTYPE, </text:p>
      <text:p text:style-name="P19"><text:tab/>ARRARYTYPE, </text:p>
      <text:p text:style-name="P19"><text:tab/>CMPSTMT, </text:p>
      <text:p text:style-name="P19"><text:tab/>SIMPLESTMT, </text:p>
      <text:p text:style-name="P19"><text:tab/>ASSIGNMENT, </text:p>
      <text:p text:style-name="P19"><text:soft-page-break/><text:tab/>EXPRESSION, </text:p>
      <text:p text:style-name="P19"><text:tab/>OPERATION, </text:p>
      <text:p text:style-name="P19"><text:tab/>TERM, </text:p>
      <text:p text:style-name="P19"><text:tab/>OSTMT, </text:p>
      <text:p text:style-name="P19"><text:tab/>OTERMS, </text:p>
      <text:p text:style-name="P19"><text:tab/>OTERM, </text:p>
      <text:p text:style-name="P19"><text:tab/>ISTMT, </text:p>
      <text:p text:style-name="P19"><text:tab/>ITERMS,</text:p>
      <text:p text:style-name="P19"><text:tab/>ITERM,</text:p>
      <text:p text:style-name="P19"><text:tab/>STRUCTSTMT, </text:p>
      <text:p text:style-name="P19"><text:tab/>IFSTMT, </text:p>
      <text:p text:style-name="P19"><text:tab/>CONDITION, </text:p>
      <text:p text:style-name="P19"><text:tab/>WHILESTMT, </text:p>
      <text:p text:style-name="P19"><text:tab/>FORSTMT, </text:p>
      <text:p text:style-name="P19"><text:tab/>IDENTIFIER,</text:p>
      <text:p text:style-name="P19"><text:tab/>IDENTIFIERCHARS,</text:p>
      <text:p text:style-name="P19"><text:tab/>IDENTIFIERCHAR,</text:p>
      <text:p text:style-name="P19"><text:tab/>LETTER, </text:p>
      <text:p text:style-name="P19"><text:tab/>DIGIT, </text:p>
      <text:p text:style-name="P19"><text:tab/>RELATION, </text:p>
      <text:p text:style-name="P19"><text:tab/>CONSTCHAR, </text:p>
      <text:p text:style-name="P19"><text:tab/>STRING, </text:p>
      <text:p text:style-name="P19"><text:tab/>CHAR</text:p>
      <text:p text:style-name="P19">}</text:p>
      <text:p text:style-name="P19"/>
      <text:p text:style-name="P19">E = { </text:p>
      <text:p text:style-name="P19"><text:tab/>int, </text:p>
      <text:p text:style-name="P19"><text:tab/>bool, </text:p>
      <text:p text:style-name="P19"><text:tab/>float, </text:p>
      <text:p text:style-name="P19"><text:tab/>&lt;&lt;, </text:p>
      <text:p text:style-name="P19"><text:tab/>&gt;&gt;, </text:p>
      <text:p text:style-name="P19"><text:tab/>for, </text:p>
      <text:p text:style-name="P19"><text:tab/>while, </text:p>
      <text:p text:style-name="P19"><text:tab/>if, </text:p>
      <text:p text:style-name="P19"><text:tab/>else, </text:p>
      <text:p text:style-name="P19"><text:tab/>&amp;&amp;, </text:p>
      <text:p text:style-name="P19"><text:tab/>||, </text:p>
      <text:p text:style-name="P19"><text:tab/>!, </text:p>
      <text:p text:style-name="P19"><text:tab/>;,</text:p>
      <text:p text:style-name="P19"><text:tab/>,,</text:p>
      <text:p text:style-name="P19"><text:tab/>.,</text:p>
      <text:p text:style-name="P19"><text:tab/>-, </text:p>
      <text:p text:style-name="P19"><text:tab/>+, </text:p>
      <text:p text:style-name="P19"><text:tab/>/,</text:p>
      <text:p text:style-name="P19"><text:tab/>*,</text:p>
      <text:p text:style-name="P19"><text:tab/><text:span text:style-name="T19">^, </text:span></text:p>
      <text:p text:style-name="P20"><text:tab/>=, </text:p>
      <text:p text:style-name="P20"><text:tab/>&gt;=, </text:p>
      <text:p text:style-name="P20"><text:tab/>&lt;=, </text:p>
      <text:p text:style-name="P20"><text:tab/>==,</text:p>
      <text:p text:style-name="P20"><text:tab/>(,</text:p>
      <text:p text:style-name="P20"><text:tab/>),</text:p>
      <text:p text:style-name="P20"><text:tab/>{,</text:p>
      <text:p text:style-name="P20"><text:tab/>},</text:p>
      <text:p text:style-name="P20"><text:tab/>[,</text:p>
      <text:p text:style-name="P20"><text:tab/>]<text:span text:style-name="T21">, </text:span></text:p>
      <text:p text:style-name="P40"><text:tab/>", </text:p>
      <text:p text:style-name="P40"><text:tab/>'</text:p>
      <text:p text:style-name="P20">}</text:p>
      <text:p text:style-name="P19"><text:soft-page-break/></text:p>
      <text:p text:style-name="P20">S = PROGRAM </text:p>
      <text:p text:style-name="P20">P = {</text:p>
      <text:p text:style-name="P20"><text:tab/>PROGRAM<text:span text:style-name="T9"> -&gt;</text:span> STMTLIST,</text:p>
      <text:p text:style-name="P6"><text:span text:style-name="T20"><text:tab/>STMTLIST</text:span><text:span text:style-name="T10"> -&gt; STMT</text:span></text:p>
      <text:p text:style-name="P26"><text:tab/><text:tab/> | STMT STMTLIST</text:p>
      <text:p text:style-name="P21">STMT - STRUCTDECL</text:p>
      <text:p text:style-name="P21"><text:tab/> <text:s text:c="2"/>| DECL </text:p>
      <text:p text:style-name="P21"><text:tab/> <text:s text:c="2"/>| SIMPLESTMT </text:p>
      <text:p text:style-name="P21"><text:tab/> <text:s text:c="2"/>| STRUCTSTMT </text:p>
      <text:p text:style-name="P21"><text:tab/></text:p>
      <text:p text:style-name="P21">STRUCTDECL -&gt; <text:span text:style-name="T21">struct</text:span> IDENTIFIER { DECLLIST }</text:p>
      <text:p text:style-name="P21"/>
      <text:p text:style-name="P21">DECLLIST -&gt; DECL ; </text:p>
      <text:p text:style-name="P21"><text:tab/><text:tab/> | DECL ; DECLLIST</text:p>
      <text:p text:style-name="P21"/>
      <text:p text:style-name="P21">DECL -&gt; TYPE IDENTIFIER</text:p>
      <text:p text:style-name="P21"/>
      <text:p text:style-name="P21">TYPE -&gt; PRIMARYTYPE </text:p>
      <text:p text:style-name="P21"><text:tab/> <text:s text:c="2"/>| ARRAYTYPE</text:p>
      <text:p text:style-name="P21"/>
      <text:p text:style-name="P21">PRIMARYTYPE -&gt; <text:span text:style-name="T21">int</text:span> </text:p>
      <text:p text:style-name="P21"><text:tab/><text:tab/> <text:s text:c="4"/>| <text:span text:style-name="T21">bool</text:span> </text:p>
      <text:p text:style-name="P21"><text:tab/><text:tab/> <text:s text:c="4"/>| <text:span text:style-name="T21">float</text:span></text:p>
      <text:p text:style-name="P21"><text:s/></text:p>
      <text:p text:style-name="P21">ARRAYTYPE -&gt; PRIMARYTYPE [ NR ]</text:p>
      <text:p text:style-name="P21"><text:tab/></text:p>
      <text:p text:style-name="P21">CMPSTMT -&gt; { STMTLIST }</text:p>
      <text:p text:style-name="P21"/>
      <text:p text:style-name="P21">SIMPLESTMT -&gt; ASSIGNMENT </text:p>
      <text:p text:style-name="P21"><text:tab/><text:tab/> <text:s text:c="2"/>| ISTMT </text:p>
      <text:p text:style-name="P21"><text:tab/><text:tab/> <text:s text:c="2"/>| OSTMT</text:p>
      <text:p text:style-name="P21"/>
      <text:p text:style-name="P21">ASSIGNMENT -&gt; IDENTIFIER = EXPRESSION</text:p>
      <text:p text:style-name="P21"><text:s/></text:p>
      <text:p text:style-name="P21">EXPRESSION -&gt; TERM </text:p>
      <text:p text:style-name="P21"><text:tab/><text:tab/> <text:s text:c="2"/>| EXPRESSION OPERATION EXPRESSION </text:p>
      <text:p text:style-name="P21"><text:tab/><text:tab/> <text:s text:c="2"/>| ( EXPRESSION OPERATION EXPRESSION )</text:p>
      <text:p text:style-name="P21"><text:tab/><text:tab/> <text:s text:c="2"/>| ! EXPRESSION </text:p>
      <text:p text:style-name="P21"><text:tab/><text:tab/> <text:s text:c="5"/></text:p>
      <text:p text:style-name="P21"><text:tab/><text:tab/></text:p>
      <text:p text:style-name="P21">OPERATION -&gt; + | - | * | / | % | ^</text:p>
      <text:p text:style-name="P21"><text:s/></text:p>
      <text:p text:style-name="P21">TERM -&gt; IDENTIFIER | NR | CONSTCHAR</text:p>
      <text:p text:style-name="P21"/>
      <text:p text:style-name="P21">OSTMT -&gt; <text:span text:style-name="T21">out</text:span> OTERMS</text:p>
      <text:p text:style-name="P21"/>
      <text:p text:style-name="P21">OTERMS -&gt; OTERM </text:p>
      <text:p text:style-name="P21"><text:tab/> <text:s text:c="4"/>| OTERM OTERMS </text:p>
      <text:p text:style-name="P21"/>
      <text:p text:style-name="P21">OTERM -&gt; <text:span text:style-name="T21">&lt;&lt;</text:span> TERM</text:p>
      <text:p text:style-name="P21"/>
      <text:p text:style-name="P21">ISTMT -&gt; <text:span text:style-name="T21">in</text:span> ITERMS </text:p>
      <text:p text:style-name="P21"/>
      <text:p text:style-name="P21">ITERMS -&gt; ITERM </text:p>
      <text:p text:style-name="P21"><text:tab/> <text:s text:c="4"/>| ITERM ITERMS</text:p>
      <text:p text:style-name="P21">ITERM -&gt; <text:span text:style-name="T21">&gt;&gt;</text:span> IDENTIFIER</text:p>
      <text:p text:style-name="P21"/>
      <text:p text:style-name="P21">STRUCTSTMT -&gt; IFSTMT</text:p>
      <text:p text:style-name="P21"><text:soft-page-break/><text:tab/><text:tab/> <text:s text:c="2"/>| WHILESTMT</text:p>
      <text:p text:style-name="P21"><text:tab/><text:tab/> <text:s text:c="2"/>| FORSTMT</text:p>
      <text:p text:style-name="P21"/>
      <text:p text:style-name="P21">IFSTMT -&gt; <text:span text:style-name="T21">if</text:span> CONDITION CMPSTMT </text:p>
      <text:p text:style-name="P21"><text:tab/> <text:s text:c="4"/>| <text:span text:style-name="T21">if</text:span> CONDITION CMPSTMT <text:span text:style-name="T21">else</text:span> CMPSTMT </text:p>
      <text:p text:style-name="P21"/>
      <text:p text:style-name="P21">CONDITION -&gt; ( EXPRESSION RELATION EXPRESSION )</text:p>
      <text:p text:style-name="P21"/>
      <text:p text:style-name="P21">WHILESTMT -&gt; <text:span text:style-name="T21">while</text:span> CONDITION COMPSTMT</text:p>
      <text:p text:style-name="P21"><text:s/></text:p>
      <text:p text:style-name="P21">FORSTMT -&gt; FOR ( ASSIGNMENT ; CONDITION ; ASSIGNMENTS ) CMPSTMT</text:p>
      <text:p text:style-name="P21"/>
      <text:p text:style-name="P21"/>
      <text:p text:style-name="P21">IDENTIFIER -&gt; LETTER</text:p>
      <text:p text:style-name="P21"><text:tab/><text:tab/> <text:s text:c="2"/>| LETTER IDENTIFIERCHARS</text:p>
      <text:p text:style-name="P21"/>
      <text:p text:style-name="P21">IDENTIFIERCHARS -&gt; IDENTIFIERCHAR</text:p>
      <text:p text:style-name="P21"><text:tab/><text:tab/><text:tab/> | IDENTIFIERCHAR IDENTIFIERCHARS</text:p>
      <text:p text:style-name="P21"/>
      <text:p text:style-name="P21">IDENTIFIERCHAR -&gt; LETTER </text:p>
      <text:p text:style-name="P21"><text:tab/><text:tab/><text:tab/> | DIGIT </text:p>
      <text:p text:style-name="P21"><text:tab/><text:tab/><text:tab/> | _</text:p>
      <text:p text:style-name="P21"/>
      <text:p text:style-name="P21">LETTER -&gt; A | B | … | Z | A | B |...| Z</text:p>
      <text:p text:style-name="P21"/>
      <text:p text:style-name="P21">DIGIT -&gt; 0 | 1 |...| 9</text:p>
      <text:p text:style-name="P21"/>
      <text:p text:style-name="P21">RELATION -&gt; <text:span text:style-name="T21">&lt; | &lt;=</text:span> | = | == | != | =<text:span text:style-name="T21">&gt;</text:span> | <text:span text:style-name="T21">&gt;</text:span> | &amp;&amp; | || </text:p>
      <text:p text:style-name="P21"/>
      <text:p text:style-name="P21">CONSTCHAR -&gt; " STRING "</text:p>
      <text:p text:style-name="P21"/>
      <text:p text:style-name="P21">STRING -&gt; CHAR </text:p>
      <text:p text:style-name="P21"><text:tab/> <text:s text:c="4"/>| CHAR STRING</text:p>
      <text:p text:style-name="P21"/>
      <text:p text:style-name="P21">CHAR -&gt; LETTER </text:p>
      <text:p text:style-name="P21"><text:tab/> <text:s text:c="2"/>| DIGIT</text:p>
      <text:p text:style-name="P21"/>
      <text:p text:style-name="P2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11-19T12:26:00.360000000</dc:date>
    <meta:editing-duration>PT28M27S</meta:editing-duration>
    <meta:editing-cycles>7</meta:editing-cycles>
    <meta:document-statistic meta:table-count="0" meta:image-count="0" meta:object-count="0" meta:page-count="5" meta:paragraph-count="211" meta:word-count="596" meta:character-count="3815" meta:non-whitespace-character-count="2982"/>
  </office:meta>
</office:document-meta>
</file>